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HYGothic" svg:font-family="HYGothic"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start" style:justify-single-word="false"/>
      <style:text-properties style:font-name="Liberation Serif" fo:font-style="italic" style:text-underline-style="none" fo:font-weight="normal" style:font-style-asian="italic" style:font-weight-asian="normal" style:font-style-complex="italic" style:font-weight-complex="normal"/>
    </style:style>
    <style:style style:name="P3" style:family="paragraph" style:parent-style-name="Standard">
      <style:paragraph-properties fo:line-height="150%"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XVI.V – End of all ends – Part 2</text:p>
      <text:p text:style-name="P2"><text:tab/><text:span text:style-name="T1">As I walked in one of the hexagonal corridors after a most boring shift near the armoury, I had noticed a descending TOC civilian suit coming down from one of the vents. I wouldn't know it otherwise but he suddenly pulled from a side pocket 5 commando knives, and I just knew it, this is the same bastard who had attacked me before. I transformed to a Reticulated Python and followed his trail, sniffing his pheromons as the trail he had left the corridor as he entered a small maintenance room.</text:span></text:p>
      <text:p text:style-name="P3"><text:tab/>As he entered the room, I followed him and then suddenly a little bite to his nervous stem centre had disabled his ability to move. “Now buddy, me and you are gonna have a little chat...” I said this after transforming back to human form, of course.</text:p>
      <text:p text:style-name="P3"><text:tab/>“No, wait, don't kill me please, I have been working under instructions from my employer who has taken some real interest in the likes of you, believe I had no choice, please...”</text:p>
      <text:p text:style-name="P3"><text:tab/>I took his five knives set, and stuck one of them through his middle finger so he knows, I mean business...”One finger down, four more to go, who is your employer?”</text:p>
      <text:p text:style-name="P3"><text:tab/>“He'll kill me, please, you must understand...”</text:p>
      <text:p text:style-name="P3"><text:tab/>I broke him another finger, the fact he was paralyzed did not however negated his possibility to feel pain. I had only neutralized his motoric nerve cells, and not his pain receptors. A knife to his index finger of his right palm, same hand as before. “Your pain receptors are still active, two fingers down and three to go before the end. Who is your employer and where are the missing two endo-skeleton, and two exo-skeleton suits you've taken from me?”</text:p>
      <text:p text:style-name="P3"><text:tab/>“I swear to you, I don't know what you're talking about...”</text:p>
      <text:p text:style-name="P3"><text:tab/>Brave lad I have to admit, he shouted considerably well taking into account he just lost two fingers, and a third one was going to get a commando knife through it. This time I took the ring finger. “Who's your boss and where are the two Exo's and two Endo's you've taken from me, three fingers down, two more to go, ass-wipe...”</text:p>
      <text:p text:style-name="P2"><text:span text:style-name="T1"><text:tab/>“My fate by him is already decided, I cannot defy him, he's my mentor, my saviour, my soul belongs to him...”</text:span></text:p>
      <text:p text:style-name="P3"><text:tab/>“I heard enough of your whining, give me a fucking name already, you ex-primate...” I said as I struck his thumb with the forth commando knife. I was nearly hit by the splash of his blood, this impudent fool, “look what you made me do, you almost bled on me, you bloody fool, four fingers down, Freddy, only one more to go before I'll have to get really viscious with you.”</text:p>
      <text:p text:style-name="P3"><text:tab/>“I can tell you where your suits are, cargo <text:s/>bay 11, container 6, red area...”</text:p>
      <text:p text:style-name="P3"><text:tab/>I sort of believed him now, but that was not all the information I had wanted to hear “What <text:soft-page-break/>about your employer, only your pinky remains, and I know this finger is a bit more sensitive to pain than the others, so I'll give you one last shot before I'll have to get nasty. Who is he?”</text:p>
      <text:p text:style-name="P3"><text:tab/>“He'll kill my family, he'll kill the family of my friends and their friends' families if I tell you his identity... Please you must believe me, I'm begging you, show me mercy, I never hurt you back then...” His cries of agony were quite impressive, especially the way he would have squirmed if he were not paralyzed... But I couldn't let him go without that information, I had made promises to Commander Terron Jaxx, and the Commodore also had faith in me for clearing my name, I have decided it was time to what's right by me for a change...</text:p>
      <text:p text:style-name="P3"><text:tab/>“You stupid cunt, you just cut my pinky in half...” I have given him a fair warning though, it's my fault he didn't listen to when he still could have...</text:p>
      <text:p text:style-name="P3"><text:tab/>“One last chance before I get really nasty, tell me his name and you'll live, I'll even administer you the antidote to cure your paralysis so you could have some 'fore' against your evil...”</text:p>
      <text:p text:style-name="P3"><text:tab/>“Kalistor, his name is Kalistor...”</text:p>
      <text:p text:style-name="P3"><text:tab/>“Who?”</text:p>
      <text:p text:style-name="P3"><text:tab/>“He's the same guy you refer to as Mr. Ravenloft, he's the leader of a hell-believer clan Omega 5.”</text:p>
      <text:p text:style-name="P3"><text:tab/>I administered the vaccine and left him there in the little storage room. Shit, this could get messy, real fast, real soon if that's the case indeed. I went to cargo bay 11, container 6, in the red area and retrieved my missing s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HYGothic" svg:font-family="HYGothic"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HYGothic"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HYGothic"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HYGothic" style:font-family-asian="HY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00:21:09</meta:creation-date>
    <dc:date>2016-04-27T23:41:09.250814220</dc:date>
    <meta:editing-duration>PT45M25S</meta:editing-duration>
    <meta:editing-cycles>7</meta:editing-cycles>
    <meta:generator>LibreOffice/5.0.6.1$Linux_X86_64 LibreOffice_project/00$Build-1</meta:generator>
    <dc:creator>OoZooL Obliterator666</dc:creator>
    <meta:document-statistic meta:table-count="0" meta:image-count="0" meta:object-count="0" meta:page-count="2" meta:paragraph-count="21" meta:word-count="769" meta:character-count="4158" meta:non-whitespace-character-count="3388"/>
  </office:meta>
</office:document-meta>
</file>